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 style:data-style-name="N4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1" table:style-name="ta1">
        <table:shapes>
          <draw:frame draw:z-index="0" draw:style-name="gr1" draw:text-style-name="P1" svg:width="217.52mm" svg:height="122.45mm" svg:x="56.44mm" svg:y="22.2mm">
            <draw:object draw:notify-on-update-of-ranges="zad1.A4:zad1.A4 zad1.A5:zad1.A45 zad1.B4:zad1.B4 zad1.B5:zad1.B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y=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x²+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+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table:style-name="Default" table:number-columns-repeated="2"/>
          <table:table-cell table:style-name="ce1"/>
          <table:table-cell table:style-name="ce3" table:formula="of:=1477/176" office:value-type="float" office:value="8.39204545454546" calcext:value-type="float">
            <text:p>8,39</text:p>
          </table:table-cell>
          <table:table-cell table:style-name="ce1"/>
          <table:table-cell table:style-name="ce3" table:formula="of:=8199/176" office:value-type="float" office:value="46.5852272727273" calcext:value-type="float">
            <text:p>46,59</text:p>
          </table:table-cell>
          <table:table-cell table:style-name="ce1"/>
          <table:table-cell table:style-name="ce1"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[.$D$3]*[.A5]*[.A5]+[.$F$3]*[.A5]+[.$H$3]" office:value-type="float" office:value="2422.11363636364" calcext:value-type="float">
            <text:p>2 422</text:p>
          </table:table-cell>
          <table:table-cell table:number-columns-repeated="6"/>
        </table:table-row>
        <table:table-row table:style-name="ro1">
          <table:table-cell office:value-type="float" office:value="-19" calcext:value-type="float">
            <text:p>-19</text:p>
          </table:table-cell>
          <table:table-cell table:formula="of:=[.$D$3]*[.A6]*[.A6]+[.$F$3]*[.A6]+[.$H$3]" office:value-type="float" office:value="2141.40909090909" calcext:value-type="float">
            <text:p>2 141</text:p>
          </table:table-cell>
          <table:table-cell table:number-columns-repeated="6"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[.$D$3]*[.A7]*[.A7]+[.$F$3]*[.A7]+[.$H$3]" office:value-type="float" office:value="1877.48863636364" calcext:value-type="float">
            <text:p>1 877</text:p>
          </table:table-cell>
          <table:table-cell table:number-columns-repeated="6"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[.$D$3]*[.A8]*[.A8]+[.$F$3]*[.A8]+[.$H$3]" office:value-type="float" office:value="1630.35227272727" calcext:value-type="float">
            <text:p>1 630</text:p>
          </table:table-cell>
          <table:table-cell table:number-columns-repeated="6"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[.$D$3]*[.A9]*[.A9]+[.$F$3]*[.A9]+[.$H$3]" office:value-type="float" office:value="1400" calcext:value-type="float">
            <text:p>1 400</text:p>
          </table:table-cell>
          <table:table-cell table:number-columns-repeated="6"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[.$D$3]*[.A10]*[.A10]+[.$F$3]*[.A10]+[.$H$3]" office:value-type="float" office:value="1186.43181818182" calcext:value-type="float">
            <text:p>1 186</text:p>
          </table:table-cell>
          <table:table-cell table:number-columns-repeated="6"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[.$D$3]*[.A11]*[.A11]+[.$F$3]*[.A11]+[.$H$3]" office:value-type="float" office:value="989.647727272727" calcext:value-type="float">
            <text:p>990</text:p>
          </table:table-cell>
          <table:table-cell table:number-columns-repeated="6"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[.$D$3]*[.A12]*[.A12]+[.$F$3]*[.A12]+[.$H$3]" office:value-type="float" office:value="809.647727272728" calcext:value-type="float">
            <text:p>810</text:p>
          </table:table-cell>
          <table:table-cell table:number-columns-repeated="6"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[.$D$3]*[.A13]*[.A13]+[.$F$3]*[.A13]+[.$H$3]" office:value-type="float" office:value="646.431818181818" calcext:value-type="float">
            <text:p>646</text:p>
          </table:table-cell>
          <table:table-cell table:number-columns-repeated="6"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[.$D$3]*[.A14]*[.A14]+[.$F$3]*[.A14]+[.$H$3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[.$D$3]*[.A15]*[.A15]+[.$F$3]*[.A15]+[.$H$3]" office:value-type="float" office:value="370.352272727273" calcext:value-type="float">
            <text:p>370</text:p>
          </table:table-cell>
          <table:table-cell table:number-columns-repeated="6"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[.$D$3]*[.A16]*[.A16]+[.$F$3]*[.A16]+[.$H$3]" office:value-type="float" office:value="257.488636363636" calcext:value-type="float">
            <text:p>257</text:p>
          </table:table-cell>
          <table:table-cell table:number-columns-repeated="6"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[.$D$3]*[.A17]*[.A17]+[.$F$3]*[.A17]+[.$H$3]" office:value-type="float" office:value="161.409090909091" calcext:value-type="float">
            <text:p>161</text:p>
          </table:table-cell>
          <table:table-cell table:number-columns-repeated="6"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[.$D$3]*[.A18]*[.A18]+[.$F$3]*[.A18]+[.$H$3]" office:value-type="float" office:value="82.1136363636364" calcext:value-type="float">
            <text:p>82</text:p>
          </table:table-cell>
          <table:table-cell table:number-columns-repeated="6"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[.$D$3]*[.A19]*[.A19]+[.$F$3]*[.A19]+[.$H$3]" office:value-type="float" office:value="19.6022727272727" calcext:value-type="float">
            <text:p>20</text:p>
          </table:table-cell>
          <table:table-cell table:number-columns-repeated="6"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[.$D$3]*[.A20]*[.A20]+[.$F$3]*[.A20]+[.$H$3]" office:value-type="float" office:value="-26.125" calcext:value-type="float">
            <text:p>-26</text:p>
          </table:table-cell>
          <table:table-cell table:number-columns-repeated="6"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[.$D$3]*[.A21]*[.A21]+[.$F$3]*[.A21]+[.$H$3]" office:value-type="float" office:value="-55.0681818181818" calcext:value-type="float">
            <text:p>-55</text:p>
          </table:table-cell>
          <table:table-cell table:number-columns-repeated="6"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[.$D$3]*[.A22]*[.A22]+[.$F$3]*[.A22]+[.$H$3]" office:value-type="float" office:value="-67.2272727272727" calcext:value-type="float">
            <text:p>-67</text:p>
          </table:table-cell>
          <table:table-cell table:number-columns-repeated="6"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[.$D$3]*[.A23]*[.A23]+[.$F$3]*[.A23]+[.$H$3]" office:value-type="float" office:value="-62.6022727272727" calcext:value-type="float">
            <text:p>-63</text:p>
          </table:table-cell>
          <table:table-cell table:number-columns-repeated="6"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[.$D$3]*[.A24]*[.A24]+[.$F$3]*[.A24]+[.$H$3]" office:value-type="float" office:value="-41.1931818181818" calcext:value-type="float">
            <text:p>-41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$D$3]*[.A25]*[.A25]+[.$F$3]*[.A25]+[.$H$3]" office:value-type="float" office:value="-3" calcext:value-type="float">
            <text:p>-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D$3]*[.A26]*[.A26]+[.$F$3]*[.A26]+[.$H$3]" office:value-type="float" office:value="51.9772727272727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D$3]*[.A27]*[.A27]+[.$F$3]*[.A27]+[.$H$3]" office:value-type="float" office:value="123.738636363636" calcext:value-type="float">
            <text:p>12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D$3]*[.A28]*[.A28]+[.$F$3]*[.A28]+[.$H$3]" office:value-type="float" office:value="212.284090909091" calcext:value-type="float">
            <text:p>21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D$3]*[.A29]*[.A29]+[.$F$3]*[.A29]+[.$H$3]" office:value-type="float" office:value="317.613636363636" calcext:value-type="float">
            <text:p>31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D$3]*[.A30]*[.A30]+[.$F$3]*[.A30]+[.$H$3]" office:value-type="float" office:value="439.727272727273" calcext:value-type="float">
            <text:p>44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D$3]*[.A31]*[.A31]+[.$F$3]*[.A31]+[.$H$3]" office:value-type="float" office:value="578.625" calcext:value-type="float">
            <text:p>57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D$3]*[.A32]*[.A32]+[.$F$3]*[.A32]+[.$H$3]" office:value-type="float" office:value="734.306818181818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D$3]*[.A33]*[.A33]+[.$F$3]*[.A33]+[.$H$3]" office:value-type="float" office:value="906.772727272727" calcext:value-type="float">
            <text:p>90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D$3]*[.A34]*[.A34]+[.$F$3]*[.A34]+[.$H$3]" office:value-type="float" office:value="1096.02272727273" calcext:value-type="float">
            <text:p>1 096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D$3]*[.A35]*[.A35]+[.$F$3]*[.A35]+[.$H$3]" office:value-type="float" office:value="1302.05681818182" calcext:value-type="float">
            <text:p>1 302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D$3]*[.A36]*[.A36]+[.$F$3]*[.A36]+[.$H$3]" office:value-type="float" office:value="1524.875" calcext:value-type="float">
            <text:p>1 52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D$3]*[.A37]*[.A37]+[.$F$3]*[.A37]+[.$H$3]" office:value-type="float" office:value="1764.47727272727" calcext:value-type="float">
            <text:p>1 76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D$3]*[.A38]*[.A38]+[.$F$3]*[.A38]+[.$H$3]" office:value-type="float" office:value="2020.86363636364" calcext:value-type="float">
            <text:p>2 021</text:p>
          </table:table-cell>
          <table:table-cell table:number-columns-repeated="2"/>
          <table:table-cell office:value-type="string" calcext:value-type="string">
            <text:p>Róża Wójcicka 2Ag gr b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D$3]*[.A39]*[.A39]+[.$F$3]*[.A39]+[.$H$3]" office:value-type="float" office:value="2294.03409090909" calcext:value-type="float">
            <text:p>2 29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D$3]*[.A40]*[.A40]+[.$F$3]*[.A40]+[.$H$3]" office:value-type="float" office:value="2583.98863636364" calcext:value-type="float">
            <text:p>2 58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D$3]*[.A41]*[.A41]+[.$F$3]*[.A41]+[.$H$3]" office:value-type="float" office:value="2890.72727272727" calcext:value-type="float">
            <text:p>2 89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D$3]*[.A42]*[.A42]+[.$F$3]*[.A42]+[.$H$3]" office:value-type="float" office:value="3214.25" calcext:value-type="float">
            <text:p>3 21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D$3]*[.A43]*[.A43]+[.$F$3]*[.A43]+[.$H$3]" office:value-type="float" office:value="3554.55681818182" calcext:value-type="float">
            <text:p>3 55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D$3]*[.A44]*[.A44]+[.$F$3]*[.A44]+[.$H$3]" office:value-type="float" office:value="3911.64772727273" calcext:value-type="float">
            <text:p>3 912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D$3]*[.A45]*[.A45]+[.$F$3]*[.A45]+[.$H$3]" office:value-type="float" office:value="4285.52272727273" calcext:value-type="float">
            <text:p>4 286</text:p>
          </table:table-cell>
          <table:table-cell table:number-columns-repeated="6"/>
        </table:table-row>
      </table:table>
      <table:table table:name="zad2" table:style-name="ta1">
        <table:shapes>
          <draw:frame draw:z-index="0" draw:style-name="gr1" draw:text-style-name="P1" svg:width="159.97mm" svg:height="90.05mm" svg:x="117.29mm" svg:y="8.23mm">
            <draw:object draw:notify-on-update-of-ranges="zad2.B2:zad2.B2 zad2.B3:zad2.B6 zad2.C2:zad2.C2 zad2.C3:zad2.C6 zad2.B2:zad2.B2 zad2.B3:zad2.B6 zad2.D2:zad2.D2 zad2.D3:zad2.D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sprężyna 1x [cm]</text:p>
          </table:table-cell>
          <table:table-cell table:style-name="ce1" office:value-type="string" calcext:value-type="string">
            <text:p>sprężyna 2x [cm]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</table:table-row>
        <table:table-row table:style-name="ro1" table:number-rows-repeated="16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óża Wójcicka 2Ag gr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8:23:07.530065604</meta:creation-date>
    <dc:date>2020-09-15T20:53:13.962942569</dc:date>
    <meta:editing-duration>PT1H27M19S</meta:editing-duration>
    <meta:editing-cycles>5</meta:editing-cycles>
    <meta:generator>LibreOffice/6.0.7.3$Linux_X86_64 LibreOffice_project/00m0$Build-3</meta:generator>
    <meta:document-statistic meta:table-count="2" meta:cell-count="1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interval-major="5" chart:interval-minor-divis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tick-marks-major-inner="true" chart:tick-marks-major-outer="true" chart:tick-marks-minor-inner="true" chart:tick-marks-minor-outer="true" chart:logarithmic="false" chart:origin="0" chart:interval-major="500" chart:interval-minor-divis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8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53cm" svg:height="12.246cm" xlink:href=".." xlink:type="simple" chart:class="chart:scatter" chart:style-name="ch1">
        <chart:title svg:x="9.602cm" svg:y="0.38cm" chart:style-name="ch2">
          <text:p>y=ax²+bx+c</text:p>
        </chart:title>
        <chart:plot-area chart:style-name="ch3" table:cell-range-address="zad1.A4:zad1.B45" chart:data-source-has-labels="row" svg:x="0.422cm" svg:y="1.403cm" svg:width="20.895cm" svg:height="10.246cm">
          <chartooo:coordinate-region svg:x="0.66cm" svg:y="1.602cm" svg:width="20.47cm" svg:height="9.848cm"/>
          <chart:axis chart:dimension="x" chart:name="primary-x" chart:style-name="ch4">
            <chart:title svg:x="20.741cm" svg:y="9.842cm" chart:style-name="ch5">
              <text:p>x</text:p>
            </chart:title>
            <chart:grid chart:style-name="ch6" chart:class="major"/>
          </chart:axis>
          <chart:axis chart:dimension="y" chart:name="primary-y" chart:style-name="ch7">
            <chart:title svg:x="11.139cm" svg:y="1.601cm" chart:style-name="ch5">
              <text:p>y</text:p>
            </chart:title>
            <chart:grid chart:style-name="ch6" chart:class="major"/>
          </chart:axis>
          <chart:series chart:style-name="ch8" chart:values-cell-range-address="zad1.B5:zad1.B45" chart:label-cell-address="zad1.B4:zad1.B4" chart:class="chart:scatter">
            <chart:domain table:cell-range-address="zad1.A5:zad1.A45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zad1.B4:zad1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0">
                <text:p>-20</text:p>
                <draw:g>
                  <svg:desc>zad1.A5:zad1.A45</svg:desc>
                </draw:g>
              </table:table-cell>
              <table:table-cell office:value-type="float" office:value="2422.11363636364">
                <text:p>2422.11363636364</text:p>
                <draw:g>
                  <svg:desc>zad1.B5:zad1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9">
                <text:p>-19</text:p>
              </table:table-cell>
              <table:table-cell office:value-type="float" office:value="2141.40909090909">
                <text:p>2141.40909090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">
                <text:p>-18</text:p>
              </table:table-cell>
              <table:table-cell office:value-type="float" office:value="1877.48863636364">
                <text:p>1877.488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7">
                <text:p>-17</text:p>
              </table:table-cell>
              <table:table-cell office:value-type="float" office:value="1630.35227272727">
                <text:p>1630.35227272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">
                <text:p>-16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5">
                <text:p>-15</text:p>
              </table:table-cell>
              <table:table-cell office:value-type="float" office:value="1186.43181818182">
                <text:p>1186.431818181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4">
                <text:p>-14</text:p>
              </table:table-cell>
              <table:table-cell office:value-type="float" office:value="989.647727272727">
                <text:p>989.6477272727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3">
                <text:p>-13</text:p>
              </table:table-cell>
              <table:table-cell office:value-type="float" office:value="809.647727272728">
                <text:p>809.647727272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2">
                <text:p>-12</text:p>
              </table:table-cell>
              <table:table-cell office:value-type="float" office:value="646.431818181818">
                <text:p>646.431818181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1">
                <text:p>-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370.352272727273">
                <text:p>370.35227272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9">
                <text:p>-9</text:p>
              </table:table-cell>
              <table:table-cell office:value-type="float" office:value="257.488636363636">
                <text:p>257.488636363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8">
                <text:p>-8</text:p>
              </table:table-cell>
              <table:table-cell office:value-type="float" office:value="161.409090909091">
                <text:p>161.4090909090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82.1136363636364">
                <text:p>82.1136363636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6">
                <text:p>-6</text:p>
              </table:table-cell>
              <table:table-cell office:value-type="float" office:value="19.6022727272727">
                <text:p>19.60227272727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-26.125">
                <text:p>-26.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4">
                <text:p>-4</text:p>
              </table:table-cell>
              <table:table-cell office:value-type="float" office:value="-55.0681818181818">
                <text:p>-55.06818181818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">
                <text:p>-3</text:p>
              </table:table-cell>
              <table:table-cell office:value-type="float" office:value="-67.2272727272727">
                <text:p>-67.22727272727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">
                <text:p>-2</text:p>
              </table:table-cell>
              <table:table-cell office:value-type="float" office:value="-62.6022727272727">
                <text:p>-62.60227272727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  <table:table-cell office:value-type="float" office:value="-41.1931818181818">
                <text:p>-41.19318181818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51.9772727272727">
                <text:p>51.9772727272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123.738636363636">
                <text:p>123.738636363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12.284090909091">
                <text:p>212.284090909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17.613636363636">
                <text:p>317.6136363636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439.727272727273">
                <text:p>439.727272727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578.625">
                <text:p>578.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734.306818181818">
                <text:p>734.3068181818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906.772727272727">
                <text:p>906.772727272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1096.02272727273">
                <text:p>1096.022727272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1302.05681818182">
                <text:p>1302.05681818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1524.875">
                <text:p>1524.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">
                <text:p>12</text:p>
              </table:table-cell>
              <table:table-cell office:value-type="float" office:value="1764.47727272727">
                <text:p>1764.477272727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">
                <text:p>13</text:p>
              </table:table-cell>
              <table:table-cell office:value-type="float" office:value="2020.86363636364">
                <text:p>2020.86363636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294.03409090909">
                <text:p>2294.034090909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">
                <text:p>15</text:p>
              </table:table-cell>
              <table:table-cell office:value-type="float" office:value="2583.98863636364">
                <text:p>2583.98863636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">
                <text:p>16</text:p>
              </table:table-cell>
              <table:table-cell office:value-type="float" office:value="2890.72727272727">
                <text:p>2890.727272727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">
                <text:p>17</text:p>
              </table:table-cell>
              <table:table-cell office:value-type="float" office:value="3214.25">
                <text:p>3214.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  <table:table-cell office:value-type="float" office:value="3554.55681818182">
                <text:p>3554.556818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911.64772727273">
                <text:p>3911.647727272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">
                <text:p>20</text:p>
              </table:table-cell>
              <table:table-cell office:value-type="float" office:value="4285.52272727273">
                <text:p>4285.52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origin="0" chart:interval-major="1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style:rotation-angle="0"/>
      <style:text-properties fo:color="#000000" fo:font-size="9pt" fo:text-shadow="1pt 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solid" draw:fill-color="#fcd4d1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2.756cm" svg:y="0.316cm" chart:style-name="ch2">
          <text:p>Zależność wydłużenia sprężyny d od wartości siły F</text:p>
        </chart:title>
        <chart:legend chart:legend-position="bottom" svg:x="4.193cm" svg:y="8.407cm" style:legend-expansion="wide" chart:style-name="ch3"/>
        <chart:plot-area chart:style-name="ch4" table:cell-range-address="zad2.B2:zad2.D6" chart:data-source-has-labels="row" svg:x="1.652cm" svg:y="1.275cm" svg:width="14.027cm" svg:height="5.787cm">
          <chartooo:coordinate-region svg:x="2.088cm" svg:y="1.474cm" svg:width="13.497cm" svg:height="4.941cm"/>
          <chart:axis chart:dimension="x" chart:name="primary-x" chart:style-name="ch5">
            <chart:title svg:x="15.167cm" svg:y="7.004cm" chart:style-name="ch6">
              <text:p>F[N]</text:p>
            </chart:title>
            <chart:grid chart:style-name="ch7" chart:class="major"/>
          </chart:axis>
          <chart:axis chart:dimension="y" chart:name="primary-y" chart:style-name="ch5">
            <chart:title svg:x="0.643cm" svg:y="1.003cm" chart:style-name="ch6">
              <text:p>d[cm]</text:p>
            </chart:title>
            <chart:grid chart:style-name="ch7" chart:class="major"/>
          </chart:axis>
          <chart:series chart:style-name="ch8" chart:values-cell-range-address="zad2.C3:zad2.C6" chart:label-cell-address="zad2.C2:zad2.C2" chart:class="chart:scatter">
            <chart:domain table:cell-range-address="zad2.B3:zad2.B6"/>
            <chart:data-point chart:repeated="4"/>
          </chart:series>
          <chart:series chart:style-name="ch9" chart:values-cell-range-address="zad2.D3:zad2.D6" chart:label-cell-address="zad2.D2:zad2.D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sprężyna 1x [cm]</text:p>
                <draw:g>
                  <svg:desc>zad2.C2:zad2.C2</svg:desc>
                </draw:g>
              </table:table-cell>
              <table:table-cell office:value-type="string">
                <text:p>sprężyna 2x [cm]</text:p>
                <draw:g>
                  <svg:desc>zad2.D2:zad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ad2.B3:zad2.B6</svg:desc>
                </draw:g>
              </table:table-cell>
              <table:table-cell office:value-type="float" office:value="2">
                <text:p>2</text:p>
                <draw:g>
                  <svg:desc>zad2.C3:zad2.C6</svg:desc>
                </draw:g>
              </table:table-cell>
              <table:table-cell office:value-type="float" office:value="1">
                <text:p>1</text:p>
                <draw:g>
                  <svg:desc>zad2.D3:zad2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